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DejaVu Sans Light" svg:font-family="'DejaVu Sans Light'"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style:font-name="FreeMono" officeooo:rsid="001b615f" officeooo:paragraph-rsid="001b615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b8f1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H208</text:p>
      <text:p text:style-name="P1">Journal 02</text:p>
      <text:p text:style-name="P1">Christopher Bero</text:p>
      <text:p text:style-name="P1"/>
      <text:p text:style-name="P1"><text:tab/>Gulliver's time spent among the Houyhnhnms is mostly condensed to his relating of Enlglish culture and appreciation for Houyhnhnm lifestyle and ideals. With Gulliver, Swift has created an amazing lens to view human deficiencies of his time, and the majority of the comparison still stands today. As we discussed in class, Gulliver's gullible nature allows us to look through him to see the issues presented, without the need for Gulliver to manually step us through the process. We see the issue of commonplace lying through the master's difficulty in understanding Gulliver as the tale of English life and travels is told. And that is one of the major reoccurring themes, where <text:span text:style-name="T1">the thing which was not</text:span><text:span text:style-name="T2"> plays a role even once Gulliver returns home and has to readjust to his people. Swift's portrayal of a utopian horse society – as we discussed in class – makes his terms and issues with human behavior more pointed and salient, as we more readily consider humans against the calmer attitude of domestic animals. As far as breadth goes, the story descends on many aspects of modernized lifestyle and society; the Houyhnhnms are brought to understand and denounce government's follies, the nature of warfare, the professions which seek to undermine health and happiness, the everyday conflict that Englishmen and refined Yahoo's seek upon one another, and the presence of disease and unhealthiness as a consequence.</text:span></text:p>
      <text:p text:style-name="P1"><text:span text:style-name="T2"/></text:p>
      <text:p text:style-name="P1"><text:span text:style-name="T2"><text:tab/>I didn't find any particular part of Gulliver's Travels funny, as it differs in many ways from the humor we share today. As a whole, however, the story has a sort of oblique </text:span><text:span text:style-name="T3">chuckle to it, especially viewed from out stance of classroom dissection, wherein we approach the story knowing to look for satire and disillusionment. I believe both my lack of understanding in the humor, along with my overall appreciation for what might be an inside joke against the world, may be due to differences in writing style and prose that has changed since the authorship of this t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DejaVu Sans Light" svg:font-family="'DejaVu Sans Light'"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08:13.140681366</meta:creation-date>
    <dc:date>2016-08-29T12:26:21.314712183</dc:date>
    <meta:editing-duration>PT2M48S</meta:editing-duration>
    <meta:editing-cycles>1</meta:editing-cycles>
    <meta:document-statistic meta:table-count="0" meta:image-count="0" meta:object-count="0" meta:page-count="1" meta:paragraph-count="5" meta:word-count="334" meta:character-count="2019" meta:non-whitespace-character-count="1686"/>
    <meta:generator>LibreOffice/5.2.0.4$Linux_X86_64 LibreOffice_project/20m0$Build-4</meta:generator>
  </office:meta>
</office:document-meta>
</file>